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section</text:p>
          </table:table-cell>
          <table:table-cell office:value-type="string">
            <text:p>construction_days</text:p>
          </table:table-cell>
          <table:table-cell office:value-type="string">
            <text:p>initial</text:p>
          </table:table-cell>
          <table:table-cell office:value-type="string">
            <text:p>cost</text:p>
          </table:table-cell>
          <table:table-cell office:value-type="string">
            <text:p>station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pkeep_resources</text:p>
          </table:table-cell>
          <table:table-cell office:value-type="string">
            <text:p>ai_build_at_chokepoint</text:p>
          </table:table-cell>
          <table:table-cell office:value-type="string">
            <text:p>ai_build_outside_chokepoint</text:p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ry_modifier</text:p>
          </table:table-cell>
          <table:table-cell office:value-type="string">
            <text:p>triggered_country_modifier</text:p>
          </table:table-cell>
          <table:table-cell office:value-type="string">
            <text:p/>
          </table:table-cell>
          <table:table-cell office:value-type="string">
            <text:p>show_in_tech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>possi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ed_resources</text:p>
          </table:table-cell>
          <table:table-cell office:value-type="string">
            <text:p>produced_resource_trig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starbase_shipyard_capacity_add</text:p>
          </table:table-cell>
          <table:table-cell office:value-type="string">
            <text:p>ship_hull_mult</text:p>
          </table:table-cell>
          <table:table-cell office:value-type="string">
            <text:p>ship_armor_mult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ry_naval_cap_add</text:p>
          </table:table-cell>
          <table:table-cell office:value-type="string">
            <text:p>potential</text:p>
          </table:table-cell>
          <table:table-cell office:value-type="string">
            <text:p>country_naval_cap_add</text:p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>custom_toolti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count_starbase_modules</text:p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starbase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technology</text:p>
          </table:table-cell>
          <table:table-cell office:value-type="string">
            <text:p>fail_text</text:p>
          </table:table-cell>
          <table:table-cell office:value-type="string">
            <text:p>solar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hidden_trigger</text:p>
          </table:table-cell>
          <table:table-cell office:value-type="string">
            <text:p>has_starbase_building</text:p>
          </table:table-cell>
          <table:table-cell office:value-type="string">
            <text:p>resources</text:p>
          </table:table-cell>
          <table:table-cell office:value-type="string">
            <text:p>own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>is_preferred_weap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/>
          </table:table-cell>
          <table:table-cell office:value-type="string">
            <text:p>energy</text:p>
          </table:table-cell>
          <table:table-cell office:value-type="string">
            <text:p>has_civic</text:p>
          </table:table-cell>
          <table:table-cell office:value-type="string">
            <text:p>has_non_swapped_tradition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preferred_weap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planet</text:p>
          </table:table-cell>
          <table:table-cell office:value-type="string">
            <text:p/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>has_star_flag</text:p>
          </table:table-cell>
          <table:table-cell office:value-type="string">
            <text:p>any_ship_i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untry_type</text:p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untry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hipyard</text:p>
          </table:table-cell>
          <table:table-cell office:value-type="string">
            <text:p>"GFX_starbase_shipyard"</text:p>
          </table:table-cell>
          <table:table-cell office:value-type="string">
            <text:p>"ASSEMBLYYARD_STARBASE_SECTION"</text:p>
          </table:table-cell>
          <table:table-cell office:value-type="string">
            <text:p>180</text:p>
          </table:table-cell>
          <table:table-cell office:value-type="string">
            <text:p>yes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chorage</text:p>
          </table:table-cell>
          <table:table-cell office:value-type="string">
            <text:p>"GFX_starbase_anchorage"</text:p>
          </table:table-cell>
          <table:table-cell office:value-type="string">
            <text:p>"ANCHORAGE_STARBASE_SECTION"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anchorage</text:p>
          </table:table-cell>
          <table:table-cell office:value-type="string">
            <text:p>&l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naval_logistics_office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un_battery</text:p>
          </table:table-cell>
          <table:table-cell office:value-type="string">
            <text:p/>
          </table:table-cell>
          <table:table-cell office:value-type="string">
            <text:p>"BATTERY_STARBASE_SECTION"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>0.10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>weapon_type_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mass_driver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pon_type_kinet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ssile_battery</text:p>
          </table:table-cell>
          <table:table-cell office:value-type="string">
            <text:p>"GFX_starbase_missile_battery"</text:p>
          </table:table-cell>
          <table:table-cell office:value-type="string">
            <text:p>"MISSILE_STARBASE_SECTION"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>0.10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weapon_type_explos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missiles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ngar_bay</text:p>
          </table:table-cell>
          <table:table-cell office:value-type="string">
            <text:p>"GFX_starbase_hangar_bay"</text:p>
          </table:table-cell>
          <table:table-cell office:value-type="string">
            <text:p>"HANGAR_STARBASE_SECTION"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>0.1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weapon_type_strike_c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strike_craft_1"</text:p>
          </table:table-cell>
          <table:table-cell office:value-type="string">
            <text:p>owner</text:p>
          </table:table-cell>
          <table:table-cell office:value-type="string">
            <text:p>tech_strike_craft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ding_hub</text:p>
          </table:table-cell>
          <table:table-cell office:value-type="string">
            <text:p>"GFX_starbase_trading_hub"</text:p>
          </table:table-cell>
          <table:table-cell office:value-type="string">
            <text:p>"REFINERY_STARBASE_SECTION"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"requires_trade_planet"</text:p>
          </table:table-cell>
          <table:table-cell office:value-type="string">
            <text:p>owner</text:p>
          </table:table-cell>
          <table:table-cell office:value-type="string">
            <text:p>default</text:p>
          </table:table-cell>
          <table:table-cell office:value-type="string">
            <text:p>enclave</text:p>
          </table:table-cell>
          <table:table-cell office:value-type="string">
            <text:p>owner</text:p>
          </table:table-cell>
          <table:table-cell office:value-type="string">
            <text:p>trader_enclave_country</text:p>
          </table:table-cell>
          <table:table-cell office:value-type="string">
            <text:p>4</text:p>
          </table:table-cell>
          <table:table-cell office:value-type="string">
            <text:p>OCC0</text:p>
          </table:table-cell>
          <table:table-cell office:value-type="string">
            <text:p>this</text:p>
          </table:table-cell>
          <table:table-cell office:value-type="string">
            <text:p>offworld_trading_company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this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civic_corporate_dominion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this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r_prosperity_trans_stellar_corporatio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